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4" style:parent-style-name="ListParagraph" style:list-style-name="LFO4" style:family="paragraph">
      <style:text-properties fo:language="en" fo:country="US"/>
    </style:style>
    <style:style style:name="P5" style:parent-style-name="ListParagraph" style:list-style-name="LFO4" style:family="paragraph">
      <style:text-properties fo:language="en" fo:country="US"/>
    </style:style>
    <style:style style:name="P6" style:parent-style-name="ListParagraph" style:list-style-name="LFO4" style:family="paragraph">
      <style:text-properties fo:language="en" fo:country="US"/>
    </style:style>
    <style:style style:name="P7" style:parent-style-name="ListParagraph" style:list-style-name="LFO4" style:family="paragraph">
      <style:text-properties fo:language="en" fo:country="US"/>
    </style:style>
    <style:style style:name="P8" style:parent-style-name="ListParagraph" style:list-style-name="LFO4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T10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1" style:parent-style-name="ListParagraph" style:list-style-name="LFO4" style:family="paragraph">
      <style:text-properties fo:language="en" fo:country="US"/>
    </style:style>
    <style:style style:name="P12" style:parent-style-name="ListParagraph" style:list-style-name="LFO4" style:family="paragraph">
      <style:text-properties fo:language="en" fo:country="US"/>
    </style:style>
    <style:style style:name="P13" style:parent-style-name="ListParagraph" style:list-style-name="LFO4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6" style:parent-style-name="Normal" style:list-style-name="LFO2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2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3" style:parent-style-name="Normal" style:list-style-name="LFO3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3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list-style-name="LFO3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3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2" style:parent-style-name="Normal" style:family="paragraph">
      <style:text-properties fo:language="en" fo:country="US"/>
    </style:style>
  </office:automatic-styles>
  <office:body>
    <office:text text:use-soft-page-breaks="true">
      <text:h text:style-name="P1" text:outline-level="1">Implementing Monte Carlo Simulations to Exotic Options: A Learning Journey</text:h>
      <text:p text:style-name="P2"/>
      <text:p text:style-name="P3">This project was aimed at studying<text:s/>–</text:p>
      <text:list text:style-name="LFO4" text:continue-numbering="true">
        <text:list-item>
          <text:p text:style-name="P4">Monte Carlo Simulations</text:p>
        </text:list-item>
        <text:list-item>
          <text:p text:style-name="P5">Financial Mathematics</text:p>
        </text:list-item>
        <text:list-item>
          <text:p text:style-name="P6">Exotic Options</text:p>
        </text:list-item>
        <text:list-item>
          <text:p text:style-name="P7">Optimization Problems</text:p>
        </text:list-item>
        <text:list-item>
          <text:p text:style-name="P8">Statistical Visualization</text:p>
        </text:list-item>
      </text:list>
      <text:p text:style-name="P9"/>
      <text:p text:style-name="Normal"><text:span text:style-name="T10">Learning Outcomes</text:span></text:p>
      <text:list text:style-name="LFO4" text:continue-numbering="true">
        <text:list-item>
          <text:p text:style-name="P11">Black – Scholes Model Implementation</text:p>
        </text:list-item>
        <text:list-item>
          <text:p text:style-name="P12">Analysis of Brownian Motion of Options</text:p>
        </text:list-item>
        <text:list-item>
          <text:p text:style-name="P13">Lagrange Multiplier (Penalty-based Optimization)</text:p>
        </text:list-item>
      </text:list>
      <text:p text:style-name="P14"/>
      <text:p text:style-name="P15">Barrier Options:</text:p>
      <text:list text:style-name="LFO2" text:continue-numbering="true">
        <text:list-item>
          <text:p text:style-name="P16"><text:span text:style-name="T17">Knock-Out Option Price: $7,853.64</text:span> - Significantly higher due to the "insurance premium" for barrier protection</text:p>
        </text:list-item>
        <text:list-item>
          <text:p text:style-name="P18"><text:span text:style-name="T19">Knock-In Option Price: $684.57</text:span> - Substantially lower, reflecting the conditional activation nature</text:p>
        </text:list-item>
        <text:list-item>
          <text:p text:style-name="P20"><text:span text:style-name="T21">Barrier Hit Rate: 74.5%</text:span> - High probability of barrier breach given the parameters</text:p>
        </text:list-item>
      </text:list>
      <text:p text:style-name="Normal"/>
      <text:p text:style-name="P22">Lookback Options:</text:p>
      <text:list text:style-name="LFO3" text:continue-numbering="true">
        <text:list-item>
          <text:p text:style-name="P23"><text:span text:style-name="T24">Minimum Price Distribution</text:span>: Clustered around 87.70, showing consistent downside potential</text:p>
        </text:list-item>
        <text:list-item>
          <text:p text:style-name="P25"><text:span text:style-name="T26">Maximum Price Distribution</text:span>: Wider spread around 119.22, indicating volatility asymmetry</text:p>
        </text:list-item>
        <text:list-item>
          <text:p text:style-name="P27"><text:span text:style-name="T28">Path Behaviour</text:span>: Significant divergence between best- and worst-case scenarios</text:p>
        </text:list-item>
      </text:list>
      <text:p text:style-name="P29"/>
      <text:p text:style-name="P30">Barrier vs Lookback:</text:p>
      <text:p text:style-name="Normal">• BARRIER: Binary outcome (barrier hit/miss)</text:p>
      <text:p text:style-name="Normal">• LOOKBACK: Continuous optimization (always get best price)</text:p>
      <text:p text:style-name="Normal">• Risk Profile: Lookbacks eliminate timing risk entirely</text:p>
      <text:p text:style-name="Normal">• Cost Structure: Lookbacks more expensive due to guaranteed optimization</text:p>
      <text:soft-page-break/>
      <text:p text:style-name="P31">Conclusion:</text:p>
      <text:p text:style-name="Normal">Through this project, I learned that barrier options provide cost-effective protection when specific price levels are breached, while lookback options offer guaranteed optimal pricing at a higher cost. The comparison revealed how exotic derivatives create flexible risk management strategies by balancing probability-based triggers against certainty-based premiums.</text:p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edant Bargaje</meta:initial-creator>
    <dc:creator>Vedant Bargaje</dc:creator>
    <meta:creation-date>2025-09-22T20:27:00Z</meta:creation-date>
    <dc:date>2025-09-22T21:13:00Z</dc:date>
    <meta:template xlink:href="Normal" xlink:type="simple"/>
    <meta:editing-cycles>2</meta:editing-cycles>
    <meta:editing-duration>PT1860S</meta:editing-duration>
    <meta:document-statistic meta:page-count="2" meta:paragraph-count="3" meta:word-count="237" meta:character-count="1585" meta:row-count="11" meta:non-whitespace-character-count="1351"/>
  </office:meta>
</office:document-meta>
</file>